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able.printStackTrace( java . io . PrintWrit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owable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owable.fillIn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owable.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owable.getLocalized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owable.Throwabl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owable.printStackTrace( java . io . Prin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owab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owable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